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office:font-face-decls>
  <office:automatic-styles>
    <style:style style:name="P1" style:family="paragraph" style:parent-style-name="Standard">
      <style:text-properties officeooo:rsid="001fd4eb" officeooo:paragraph-rsid="001fd4eb"/>
    </style:style>
    <style:style style:name="P2" style:family="paragraph" style:parent-style-name="Standard">
      <style:text-properties officeooo:rsid="00202323" officeooo:paragraph-rsid="00202323"/>
    </style:style>
    <style:style style:name="P3" style:family="paragraph" style:parent-style-name="Standard">
      <style:paragraph-properties fo:break-before="page"/>
      <style:text-properties officeooo:rsid="00202323" officeooo:paragraph-rsid="00202323"/>
    </style:style>
    <style:style style:name="P4" style:family="paragraph" style:parent-style-name="Standard">
      <style:paragraph-properties fo:break-before="page"/>
      <style:text-properties officeooo:rsid="00202323" officeooo:paragraph-rsid="0023721a"/>
    </style:style>
    <style:style style:name="P5" style:family="paragraph" style:parent-style-name="Standard">
      <style:text-properties officeooo:rsid="00202323" officeooo:paragraph-rsid="0023721a"/>
    </style:style>
    <style:style style:name="T1" style:family="text">
      <style:text-properties officeooo:rsid="00202323"/>
    </style:style>
    <style:style style:name="T2" style:family="text">
      <style:text-properties officeooo:rsid="0021266e"/>
    </style:style>
    <style:style style:name="T3" style:family="text">
      <style:text-properties officeooo:rsid="0023721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vision guided robotic system can be divided into 3 main functional parts: the eye i.e. the perception, the hand and gripper i.e. the motion, and the brain i.e. the coordination or integrator.</text:p>
      <text:p text:style-name="P1"/>
      <text:p text:style-name="P1"><text:span text:style-name="T2">My another colleague</text:span> is responsible for the perception part using Yolo.v8, AI, Neural network, and training. <text:s/>While I am responsible for the motion and the integration.</text:p>
      <text:p text:style-name="P1"/>
      <text:p text:style-name="P1">For my part, I worked on the hardware a ur12e robot, a 2f-85 robotiq gripper, and pc with ubuntu 22.04 Jelly Fish, ROS2 Humble, Moveit2, URSim,..</text:p>
      <text:p text:style-name="P1"/>
      <text:p text:style-name="P1">With the help of AI tools like Co-pilot, Chatgpt, Gemini, Claude, .. they helped me a lot on detailed coding, but most of the time are spent on resolving dependencies and trying out the most suitable versions, or deciding the structure which methods to be used and so on.</text:p>
      <text:p text:style-name="P1"/>
      <text:p text:style-name="P1">Finally we decided on ubuntu 22.04, and ROS Humble, also try to use the default controller and configuration files rather than set them up ourselves. <text:s text:c="2"/>The custom stuff should be done by coding (python) as much as we can, rather than by setting up the environment ourselves.</text:p>
      <text:p text:style-name="P1"/>
      <text:p text:style-name="P1">The project should be developed small step by step increasing the functionalities rather than to go to the final aim by jump even with the help of AI tools. <text:s text:c="2"/>From simulation of the robot, control of the robot, simulation of the gripper, control of the gripper, adding environment like the easydesk workbench, the virtual walls around cells, the cameras, the bins and so on. <text:s text:c="2"/>Motion from simple position and trajectory control of the robot’s joints, synchronous and asynchronous, <text:span text:style-name="T1">different solution modes for the </text:span>Inverse Kinematics of the robot, <text:span text:style-name="T1">Motion to Cartesian coordinate with the Yaw angle, transformation from the camera frame to the robot base frame. <text:s text:c="2"/>Adding features step by step, and proving them before going to far. <text:s/></text:span><text:span text:style-name="T3">Also rather than implement it in the main coordinator, we write a separate server node for gripper with much slower sample rate (10Hz).</text:span></text:p>
      <text:p text:style-name="P1"/>
      <text:p text:style-name="P2">For grasping, it is difficult for small and flat objects, as a few mm in error will be enough in a failure of grasping, and the accumulated error in height from the vision, gravity, and the robot easily exceed that. <text:s text:c="2"/>Finally we use force control and measurement ability of the ur robot, to implement the contact and retract grasping strategy to improve the success rate of grasping small and flat objects.</text:p>
      <text:p text:style-name="P2"/>
      <text:p text:style-name="P2"/>
      <text:p text:style-name="P2"/>
      <text:p text:style-name="P2"/>
      <text:p text:style-name="P2"/>
      <text:p text:style-name="P4">The vision‑guided robotic sorting system can be conceptually divided into three major functional subsystems:</text:p>
      <text:p text:style-name="P5"/>
      <text:p text:style-name="P5">Perception (“the eye”) – responsible for visual detection and object understanding</text:p>
      <text:p text:style-name="P5">Motion (“the hand and gripper”) – responsible for robot and gripper actuation</text:p>
      <text:p text:style-name="P5">Coordination (“the brain”) – responsible for integration, sequencing, and overall system logic</text:p>
      <text:p text:style-name="P5"/>
      <text:p text:style-name="P5">A colleague of mine leads the development of the perception subsystem, using tools such as YOLOv8, neural networks, and custom dataset training. My responsibilities focus on the motion and integration subsystems.</text:p>
      <text:p text:style-name="P5">For my portion, I worked with the following hardware and software components:</text:p>
      <text:p text:style-name="P5"/>
      <text:p text:style-name="P5">UR12e collaborative robot</text:p>
      <text:p text:style-name="P5">Robotiq 2F‑85 gripper</text:p>
      <text:p text:style-name="P5">Ubuntu 22.04 (Jammy Jellyfish)</text:p>
      <text:p text:style-name="P5">ROS 2 Humble, MoveIt 2, URSim, and supporting packages</text:p>
      <text:p text:style-name="P5"/>
      <text:p text:style-name="P5">Although modern AI development tools (Copilot, ChatGPT, Gemini, Claude, etc.) significantly accelerated coding—particularly for writing and refining Python scripts—the majority of time was ultimately spent resolving package dependencies, identifying compatible software versions, and determining suitable architectural patterns for the system.</text:p>
      <text:p text:style-name="P5">Through experimentation, we settled on Ubuntu 22.04 with ROS 2 Humble, relying as much as possible on default controllers and configuration files instead of creating custom ones. Custom behaviour was implemented primarily through Python nodes, allowing us to avoid unnecessary complexity in system setup.</text:p>
      <text:p text:style-name="P5">The project followed an incremental, layered development strategy. Rather than jumping directly to the final integrated system—even with AI assistance—we built functionality step by step:</text:p>
      <text:p text:style-name="P5"/>
      <text:p text:style-name="P5">Starting with robot simulation, then real‑robot control</text:p>
      <text:p text:style-name="P5">Simulated gripper control, then hardware gripper control</text:p>
      <text:p text:style-name="P5">Adding environmental models (EasyDesk workstation, virtual walls, bins, camera frames)</text:p>
      <text:p text:style-name="P5">Expanding motion capabilities:</text:p>
      <text:p text:style-name="P5"/>
      <text:p text:style-name="P5">basic joint control (synchronous &amp; asynchronous)</text:p>
      <text:p text:style-name="P5">inverse kinematics solution branches</text:p>
      <text:p text:style-name="P5">Cartesian motion with orientation constraints (e.g., yaw alignment)</text:p>
      <text:p text:style-name="P5">frame transformations from camera space to robot base frame</text:p>
      <text:p text:style-name="P5"/>
      <text:p text:style-name="P5"/>
      <text:p text:style-name="P5"/>
      <text:p text:style-name="P5">Each capability was verified before proceeding to the next to ensure robustness and traceability.</text:p>
      <text:p text:style-name="P5">Grasping small and flat objects proved particularly challenging. Even a few millimetres of error—accumulated through perception noise, robot positioning, compliance, and gravity—were enough to cause frequent grasp failures. To overcome this, we leveraged the UR robot’s force‑sensing capabilities to implement a contact‑and‑retract grasping strategy, which significantly improved success rates for thin and low‑profile objects.</text:p>
      <text:p text:style-name="P2"/>
      <text:p text:style-name="P3">The vision‑guided robotic system can be conceptually divided into three major functional components:</text:p>
      <text:p text:style-name="P2"/>
      <text:p text:style-name="P2">Perception (“the eye”) – visual detection, segmentation, and object understanding</text:p>
      <text:p text:style-name="P2">Motion (“the hand and gripper”) – robot actuation, trajectory execution, and grasping</text:p>
      <text:p text:style-name="P2">Coordination (“the brain”) – system integration, sequencing, and decision logic</text:p>
      <text:p text:style-name="P2"/>
      <text:p text:style-name="P2">A colleague of mine is responsible for the perception subsystem, using YOLOv8, neural networks, and custom training workflows. My responsibilities cover motion control and system integration.</text:p>
      <text:p text:style-name="P2">For my portion of the project, I worked with the hardware and software stack consisting of a UR12e robot, a Robotiq 2F‑85 gripper, and a development PC running Ubuntu 22.04 (Jammy Jellyfish) with ROS 2 Humble, MoveIt2, URSim, and associated robotics packages.</text:p>
      <text:p text:style-name="P2">AI tools such as Copilot, ChatGPT, Gemini, and Claude were extremely helpful for generating detailed code snippets and debugging. However, most of the practical work involved resolving package dependencies, selecting compatible versions, and determining the appropriate architecture and methodology for a stable system.</text:p>
      <text:p text:style-name="P2">After evaluating several options, we chose to standardize on Ubuntu 22.04 and ROS 2 Humble. To reduce complexity and ensure maintainability, we relied heavily on default controllers and official configuration files, implementing custom functionality primarily through Python nodes rather than extensive manual environment configuration.</text:p>
      <text:p text:style-name="P2">Our development approach was strictly incremental. Instead of jumping directly to the final integrated system—even with AI assistance—we built capability step by step:</text:p>
      <text:p text:style-name="P2"/>
      <text:p text:style-name="P2">Robot simulation → real robot control</text:p>
      <text:p text:style-name="P2">Gripper simulation → physical gripper control</text:p>
      <text:p text:style-name="P2">Adding environmental elements such as the EasyDesk workbench, virtual safety walls, camera frames, and sorting bins</text:p>
      <text:p text:style-name="P2">Expanding motion planning capabilities, including:</text:p>
      <text:p text:style-name="P2"/>
      <text:p text:style-name="P2">basic joint‑level position and trajectory control (synchronous and asynchronous)</text:p>
      <text:p text:style-name="P2">multiple inverse kinematics branches</text:p>
      <text:p text:style-name="P2">Cartesian motion with yaw constraints</text:p>
      <text:p text:style-name="P2">transformations from camera coordinates to the robot base frame</text:p>
      <text:p text:style-name="P2"/>
      <text:p text:style-name="P2"/>
      <text:p text:style-name="P2"/>
      <text:p text:style-name="P2">Each new feature was tested and validated before integrating additional functionality.</text:p>
      <text:p text:style-name="P2">We also chose to implement the gripper logic as a dedicated server node operating at a slower sample rate (10 Hz), rather than embedding its behaviour inside the main coordinator, to improve modularity and reliability.</text:p>
      <text:p text:style-name="P2">Grasping posed significant challenges—especially with small and flat objects—because even a few millimetres of error can easily lead to failed grasps. Height estimation errors from perception, gravity effects, and robot tolerances tend to accumulate. To overcome this, we leveraged the UR robot’s force‑sensing capabilities to implement a contact‑and‑retract grasping strategy, which significantly improved the success rate when handling low‑profile obje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15:29:16.052340165</meta:creation-date>
    <dc:date>2026-03-11T16:07:40.609581403</dc:date>
    <meta:editing-duration>PT14M13S</meta:editing-duration>
    <meta:editing-cycles>4</meta:editing-cycles>
    <meta:generator>LibreOffice/7.3.7.2$Linux_X86_64 LibreOffice_project/30$Build-2</meta:generator>
    <meta:document-statistic meta:table-count="0" meta:image-count="0" meta:object-count="0" meta:page-count="3" meta:paragraph-count="50" meta:word-count="1128" meta:character-count="7742" meta:non-whitespace-character-count="6656"/>
  </office:meta>
</office:document-meta>
</file>